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000000288C158A43096596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10pt" fo:text-shadow="1pt 1pt" fo:font-weight="normal" style:font-name-asian="Segoe UI" style:font-size-asian="10pt" style:font-weight-asian="normal" style:font-name-complex="Segoe UI" style:font-size-complex="10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000000" style:text-position="33%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6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7" style:family="text">
      <style:text-properties fo:color="#000000" style:text-position="33%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8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13cm" svg:height="3.063cm" svg:x="2.032cm" svg:y="0.747cm">
          <draw:text-box>
            <text:p text:style-name="P1"><text:span text:style-name="T1">Holy Gospel</text:span></text:p>
            <text:p text:style-name="P1"><text:span text:style-name="T2">”</text:span><text:span text:style-name="T2">Mark 1:9–15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7.766cm" svg:x="1.524cm" svg:y="0.762cm">
          <draw:text-box>
            <text:p text:style-name="P4"><text:span text:style-name="T3">9</text:span><text:span text:style-name="T4">In those days Jesus came from Nazareth of Galilee and was baptized by John in the Jordan. </text:span></text:p>
            <text:p text:style-name="P4"><text:span text:style-name="T3">10</text:span><text:span text:style-name="T4">And when he came up out of the water, immediately he saw the heavens opening and the Spirit descending on him like a do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4.892cm" svg:height="7.766cm" svg:x="1.545cm" svg:y="0.765cm">
          <draw:text-box>
            <text:p text:style-name="P4"><text:span text:style-name="T3">11</text:span><text:span text:style-name="T4">And a voice came from heaven, “You are my beloved Son; with you I am well pleased.”</text:span></text:p>
            <text:p><text:span text:style-name="T5">12</text:span><text:span text:style-name="T6">The Spirit immediately drove him out into the wilderness. </text:span><text:span text:style-name="T5">13</text:span><text:span text:style-name="T6"> And he was in the wilderness forty days, being tempted by Sata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6" draw:layer="layout" svg:width="24.384cm" svg:height="6.263cm" svg:x="2.032cm" svg:y="0.849cm">
          <draw:text-box>
            <text:p text:style-name="P4"><text:span text:style-name="T4">And he was with the wild animals, and the angels were ministering to him.</text:span></text:p>
            <text:p><text:span text:style-name="T7">14</text:span><text:span text:style-name="T8">Now after John was arrested, Jesus came into Galilee, proclaiming the gospel of Go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7" draw:layer="layout" svg:width="24.13cm" svg:height="4.826cm" svg:x="2.032cm" svg:y="0.762cm">
          <draw:text-box>
            <text:p><text:span text:style-name="T3">15</text:span><text:span text:style-name="T4">and saying, “The time is fulfilled, and the kingdom of God is at hand; repent and believe in the gospel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fill-image draw:name="background" xlink:href="Pictures/100000000000048000000288C158A43096596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3:28:31.646000000</meta:creation-date>
    <dc:title>Hymn template</dc:title>
    <meta:editing-duration>PT14M33S</meta:editing-duration>
    <meta:editing-cycles>6</meta:editing-cycles>
    <meta:generator>LibreOffice/6.0.1.1$Windows_X86_64 LibreOffice_project/60bfb1526849283ce2491346ed2aa51c465abfe6</meta:generator>
    <meta:initial-creator>Arthur Hoch</meta:initial-creator>
    <dc:date>2018-02-15T21:49:59.986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2-20T13:28:31.365000000"/>
  </office:meta>
</office:document-meta>
</file>